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-0.009cm" fo:margin-right="6.697cm" fo:margin-top="0cm" fo:margin-bottom="0.28cm" loext:contextual-spacing="false" fo:line-height="165%" fo:text-indent="-0.018cm" style:auto-text-indent="false"/>
      <style:text-properties officeooo:paragraph-rsid="001e2b2f"/>
    </style:style>
    <style:style style:name="P2" style:family="paragraph" style:parent-style-name="Standard" style:master-page-name="Standard">
      <style:paragraph-properties fo:margin-left="0cm" fo:margin-right="0cm" fo:margin-top="0cm" fo:margin-bottom="0.206cm" loext:contextual-spacing="false" fo:line-height="108%" fo:text-indent="0cm" style:auto-text-indent="false" style:page-number="auto"/>
      <style:text-properties officeooo:paragraph-rsid="001e2b2f"/>
    </style:style>
    <style:style style:name="P3" style:family="paragraph" style:parent-style-name="Standard">
      <style:paragraph-properties fo:margin-left="0cm" fo:margin-right="0cm" fo:margin-top="0cm" fo:margin-bottom="0.282cm" loext:contextual-spacing="false" fo:line-height="108%" fo:text-indent="0cm" style:auto-text-indent="false"/>
      <style:text-properties officeooo:paragraph-rsid="001e2b2f"/>
    </style:style>
    <style:style style:name="P4" style:family="paragraph" style:parent-style-name="Standard">
      <style:paragraph-properties fo:margin-left="0cm" fo:margin-right="0cm" fo:margin-top="0cm" fo:margin-bottom="0.279cm" loext:contextual-spacing="false" fo:line-height="108%" fo:text-indent="0cm" style:auto-text-indent="false"/>
      <style:text-properties officeooo:paragraph-rsid="001e2b2f"/>
    </style:style>
    <style:style style:name="P5" style:family="paragraph" style:parent-style-name="Standard">
      <style:paragraph-properties fo:margin-left="0cm" fo:margin-right="0cm" fo:margin-top="0cm" fo:margin-bottom="0.284cm" loext:contextual-spacing="false" fo:line-height="108%" fo:text-indent="0cm" style:auto-text-indent="false"/>
      <style:text-properties officeooo:paragraph-rsid="001e2b2f"/>
    </style:style>
    <style:style style:name="P6" style:family="paragraph" style:parent-style-name="Standard">
      <style:paragraph-properties fo:margin-left="-0.009cm" fo:margin-right="0cm" fo:text-indent="-0.018cm" style:auto-text-indent="false"/>
      <style:text-properties officeooo:paragraph-rsid="001e2b2f"/>
    </style:style>
    <style:style style:name="P7" style:family="paragraph" style:parent-style-name="Standard">
      <style:paragraph-properties fo:margin-left="-0.009cm" fo:margin-right="2.501cm" fo:margin-top="0cm" fo:margin-bottom="0cm" loext:contextual-spacing="false" fo:line-height="165%" fo:text-indent="-0.018cm" style:auto-text-indent="false"/>
      <style:text-properties officeooo:paragraph-rsid="001e2b2f"/>
    </style:style>
    <style:style style:name="P8" style:family="paragraph" style:parent-style-name="Standard">
      <style:paragraph-properties fo:margin-left="-0.009cm" fo:margin-right="1.307cm" fo:margin-top="0cm" fo:margin-bottom="0cm" loext:contextual-spacing="false" fo:line-height="165%" fo:text-indent="-0.018cm" style:auto-text-indent="false"/>
      <style:text-properties officeooo:paragraph-rsid="001e2b2f"/>
    </style:style>
    <style:style style:name="P9" style:family="paragraph" style:parent-style-name="Standard">
      <style:paragraph-properties fo:margin-left="-0.009cm" fo:margin-right="8.562cm" fo:margin-top="0cm" fo:margin-bottom="0.004cm" loext:contextual-spacing="false" fo:line-height="165%" fo:text-indent="-0.018cm" style:auto-text-indent="false"/>
      <style:text-properties officeooo:paragraph-rsid="001e2b2f"/>
    </style:style>
    <style:style style:name="P10" style:family="paragraph" style:parent-style-name="Standard">
      <style:paragraph-properties fo:margin-left="-0.009cm" fo:margin-right="11.1cm" fo:margin-top="0cm" fo:margin-bottom="0cm" loext:contextual-spacing="false" fo:line-height="165%" fo:text-indent="-0.018cm" style:auto-text-indent="false"/>
      <style:text-properties officeooo:paragraph-rsid="001e2b2f"/>
    </style:style>
    <style:style style:name="P11" style:family="paragraph" style:parent-style-name="Standard">
      <style:paragraph-properties fo:margin-left="-0.009cm" fo:margin-right="11.49cm" fo:margin-top="0cm" fo:margin-bottom="0.004cm" loext:contextual-spacing="false" fo:line-height="165%" fo:text-indent="-0.018cm" style:auto-text-indent="false"/>
      <style:text-properties officeooo:paragraph-rsid="001e2b2f"/>
    </style:style>
    <style:style style:name="T1" style:family="text">
      <style:text-properties style:text-position="sub 58%" fo:font-size="17pt" style:font-size-asian="17pt"/>
    </style:style>
    <style:style style:name="T2" style:family="text">
      <style:text-properties fo:font-size="20pt" style:font-size-asian="20pt"/>
    </style:style>
    <style:style style:name="T3" style:family="text">
      <style:text-properties officeooo:rsid="001e2b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3"/><text:span text:style-name="T1"><text:s text:c="14"/></text:span><text:span text:style-name="T2">ASSIGNMENT ON LINUX COMMANDS </text:span></text:p>
      <text:p text:style-name="P3"><text:s text:c="2"/></text:p>
      <text:p text:style-name="P6">NAME:- <text:span text:style-name="T3">M.Govardhan Reddy</text:span></text:p>
      <text:p text:style-name="P6">ID:- B19<text:span text:style-name="T3">1212</text:span></text:p>
      <text:p text:style-name="P6">CLASS = CSE(C5)</text:p>
      <text:p text:style-name="P4"><text:s/></text:p>
      <text:p text:style-name="P7">1)What is the command used to sort a file ? ans:-SORT command is used to sort a file, arranging the records in a particular order. </text:p>
      <text:p text:style-name="P3"><text:s/></text:p>
      <text:p text:style-name="P6">2)How will you find which operating system your system is running on <text:s/>unix? </text:p>
      <text:p text:style-name="P6">ans:-Opening terminal and then typing the command "uname -a" will display the operating system our system is running in linux. </text:p>
      <text:p text:style-name="P3"><text:s/></text:p>
      <text:p text:style-name="P8">3)which character you will append to a command to run the process in background? ans:-By appending an ampersand character ( &amp; ) to the end of the commands. </text:p>
      <text:p text:style-name="P5"><text:s/></text:p>
      <text:p text:style-name="P6">4)How do you see command line history in unix? </text:p>
      <text:p text:style-name="P6">ans:-By typing History command </text:p>
      <text:p text:style-name="P4"><text:s/></text:p>
      <text:p text:style-name="P6">5)How do you find which process is taking how much cpu? </text:p>
      <text:p text:style-name="P6">ans:-The vmstat command will display the information about system processes, memory, swap, I/O, and CPU performance. It will display the average details since the last reboot. </text:p>
      <text:p text:style-name="P4"><text:s/></text:p>
      <text:p text:style-name="P6">6)How do you check how much space is left in current drive? </text:p>
      <text:p text:style-name="P6">ans:-df </text:p>
      <text:p text:style-name="P4"><text:s text:c="2"/></text:p>
      <text:p text:style-name="P6">7)Which command is used to count the number of characters in a file? </text:p>
      <text:p text:style-name="P6">ans:-wc -m command <text:s/></text:p>
      <text:p text:style-name="P3"><text:s/></text:p>
      <text:p text:style-name="P6">8)Which command is used to determine the size of a directory in unix? </text:p>
      <text:p text:style-name="P6">ans:-du command </text:p>
      <text:p text:style-name="P4"><text:s/></text:p>
      <text:p text:style-name="P6">9)Which switch is used for displaying the result of a command in human readable format? </text:p>
      <text:p text:style-name="P6">ans:-df -h command </text:p>
      <text:p text:style-name="P3"><text:s/></text:p>
      <text:p text:style-name="P6">10)Which command is used to list all the running processes? </text:p>
      <text:p text:style-name="P6">ans:-top coomand </text:p>
      <text:p text:style-name="P4"><text:s/></text:p>
      <text:p text:style-name="P6">11)Which command is used to show real time view of the running processes? </text:p>
      <text:p text:style-name="P6">ans:-ps command </text:p>
      <text:p text:style-name="P4"><text:s/></text:p>
      <text:p text:style-name="P6"><text:soft-page-break/>12)Which of the commands is used to compress a file? </text:p>
      <text:p text:style-name="P6">ans:-zip, gzip, bzip2,xz. </text:p>
      <text:p text:style-name="P4"><text:s/></text:p>
      <text:p text:style-name="P6">13)Which command is used to delete a empty directory hierarchy of directory'? </text:p>
      <text:p text:style-name="P6">ans:-rm -r &lt;directory name&gt; </text:p>
      <text:p text:style-name="P3"><text:s/></text:p>
      <text:p text:style-name="P6">14)Which command is used to create a directory,hiearchy of directory ? </text:p>
      <text:p text:style-name="P6">ans:-mkdir </text:p>
      <text:p text:style-name="P4"><text:s/></text:p>
      <text:p text:style-name="P6">15)Which command is used to know IP address of your system? </text:p>
      <text:p text:style-name="P6">ans:-ipconfig /all </text:p>
      <text:p text:style-name="P4"><text:s/></text:p>
      <text:p text:style-name="P6">16)Which command will not accept file name as input? </text:p>
      <text:p text:style-name="P6">ans:-malix </text:p>
      <text:p text:style-name="P5"><text:s/></text:p>
      <text:p text:style-name="P6">17)Which command is used to rename a file? <text:s/></text:p>
      <text:p text:style-name="P6">ans:-mv&lt;oldfile&gt;&lt;newfile&gt; </text:p>
      <text:p text:style-name="P3"><text:s/></text:p>
      <text:p text:style-name="P6">18)The purpose of the command "type"? </text:p>
      <text:p text:style-name="P6">ans:-"The standard output of the type command contains information about the specified command and identifies whether this is a shell built-in command,subroutine,alias,or keyword.The type command indicates how the specified command would be interpreted if used." <text:s/></text:p>
      <text:p text:style-name="P4"><text:s/></text:p>
      <text:p text:style-name="P6">19)Write command with related option to know the kernel file? </text:p>
      <text:p text:style-name="P6"><text:s/>ans:-uname -r </text:p>
      <text:p text:style-name="P3"><text:s/></text:p>
      <text:p text:style-name="P6">20)Which file contains the root password? </text:p>
      <text:p text:style-name="P6">ans:-/etc/passwd file </text:p>
      <text:p text:style-name="P4"><text:s/></text:p>
      <text:p text:style-name="P6">21) </text:p>
      <text:p text:style-name="P6">i.Write a command to display the fields: <text:s text:c="9"/>Name,Department,Salary? </text:p>
      <text:p text:style-name="P6">ans:-awk '{print $2,$4,$6}'emp.1s </text:p>
      <text:p text:style-name="P3"><text:s/></text:p>
      <text:p text:style-name="P9">ii.What is the output of cut -d\| -f 2,3 emp.1st ans:- a.k.shukla|g.m jai sharma|director sumit chakrobarty|d.g.m barun sengupta|director </text:p>
      <text:p text:style-name="P10">n.k. gupta|chairman chanchal sanghvi|director karuna ganguly|g.m </text:p>
      <text:p text:style-name="P11">s.n. dasgopul|manager jayant Choudary|executive anil <text:soft-page-break/>aggarwal|manager lalit chowdury|director shyam saksena|d.g.m sudhir agarwal|executive </text:p>
      <text:p text:style-name="P6">j.b. saxena|g.m. </text:p>
      <text:p text:style-name="P1">v.k. agarwal|g.m. iii.What is the ouput of sort -t"|" -k 2 emp.1st ans:-pipe dquote&gt; iv.Write a command to sort text based on fifth field (DOB) ans:-sort -k 6 emp.1s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2T08:26:37.939856682</meta:creation-date>
    <dc:date>2022-10-02T08:27:17.193322262</dc:date>
    <meta:editing-duration>PT39S</meta:editing-duration>
    <meta:editing-cycles>1</meta:editing-cycles>
    <meta:document-statistic meta:table-count="0" meta:image-count="0" meta:object-count="0" meta:page-count="3" meta:paragraph-count="73" meta:word-count="450" meta:character-count="3020" meta:non-whitespace-character-count="2497"/>
    <meta:generator>LibreOffice/6.4.7.2$Linux_X86_64 LibreOffice_project/40$Build-2</meta:generator>
  </office:meta>
</office:document-meta>
</file>